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fo:language="en" fo:country="US"/>
    </style:style>
    <style:style style:name="P2" style:family="paragraph" style:parent-style-name="Preformatted_20_Text">
      <style:text-properties style:font-name="Liberation Sans" fo:language="en" fo:country="US" officeooo:rsid="000a81a3" officeooo:paragraph-rsid="000a81a3"/>
    </style:style>
    <style:style style:name="P3" style:family="paragraph" style:parent-style-name="Preformatted_20_Text">
      <style:text-properties style:font-name="Liberation Sans" fo:language="en" fo:country="US" officeooo:rsid="0012e452" officeooo:paragraph-rsid="0012e452"/>
    </style:style>
    <style:style style:name="P4" style:family="paragraph" style:parent-style-name="Preformatted_20_Text">
      <style:text-properties style:font-name="Liberation Sans" fo:language="en" fo:country="US" officeooo:rsid="001703ad" officeooo:paragraph-rsid="001703ad"/>
    </style:style>
    <style:style style:name="P5" style:family="paragraph" style:parent-style-name="Preformatted_20_Text">
      <style:text-properties style:font-name="Liberation Sans" fo:language="en" fo:country="US" officeooo:rsid="000c5865" officeooo:paragraph-rsid="000c5865"/>
    </style:style>
    <style:style style:name="P6" style:family="paragraph" style:parent-style-name="Preformatted_20_Text">
      <style:text-properties style:font-name="Liberation Sans" fo:language="en" fo:country="US" officeooo:rsid="00c100e8" officeooo:paragraph-rsid="00c100e8"/>
    </style:style>
    <style:style style:name="P7" style:family="paragraph" style:parent-style-name="Preformatted_20_Text">
      <style:text-properties style:font-name="Liberation Sans" fo:language="en" fo:country="US" officeooo:rsid="00c6c515" officeooo:paragraph-rsid="00c6c515"/>
    </style:style>
    <style:style style:name="P8" style:family="paragraph" style:parent-style-name="Preformatted_20_Text">
      <style:text-properties style:font-name="Liberation Sans" fo:language="en" fo:country="US" officeooo:rsid="000defd9" officeooo:paragraph-rsid="000defd9"/>
    </style:style>
    <style:style style:name="P9" style:family="paragraph" style:parent-style-name="Preformatted_20_Text">
      <style:text-properties style:font-name="Liberation Sans" fo:language="en" fo:country="US" officeooo:rsid="001ca3ba" officeooo:paragraph-rsid="002ad81b"/>
    </style:style>
    <style:style style:name="P10" style:family="paragraph" style:parent-style-name="Preformatted_20_Text">
      <style:text-properties style:font-name="Liberation Sans" fo:language="en" fo:country="US" officeooo:rsid="002093ad" officeooo:paragraph-rsid="002eb954"/>
    </style:style>
    <style:style style:name="P11" style:family="paragraph" style:parent-style-name="Preformatted_20_Text">
      <style:text-properties style:font-name="Liberation Sans" fo:language="en" fo:country="US" officeooo:rsid="0032717a" officeooo:paragraph-rsid="0032717a"/>
    </style:style>
    <style:style style:name="P12" style:family="paragraph" style:parent-style-name="Preformatted_20_Text">
      <style:text-properties style:font-name="Liberation Sans" fo:language="en" fo:country="US" officeooo:rsid="00380478" officeooo:paragraph-rsid="00380478"/>
    </style:style>
    <style:style style:name="P13" style:family="paragraph" style:parent-style-name="Preformatted_20_Text">
      <style:text-properties style:font-name="Liberation Sans" fo:language="en" fo:country="US" officeooo:rsid="004fc388" officeooo:paragraph-rsid="004fc388"/>
    </style:style>
    <style:style style:name="P14" style:family="paragraph" style:parent-style-name="Preformatted_20_Text">
      <style:text-properties style:font-name="Liberation Sans" fo:language="en" fo:country="US" officeooo:rsid="004fc388" officeooo:paragraph-rsid="00765c3c"/>
    </style:style>
    <style:style style:name="P15" style:family="paragraph" style:parent-style-name="Preformatted_20_Text">
      <style:text-properties style:font-name="Liberation Sans" fo:language="en" fo:country="US" officeooo:rsid="00559a4c" officeooo:paragraph-rsid="00559a4c"/>
    </style:style>
    <style:style style:name="P16" style:family="paragraph" style:parent-style-name="Preformatted_20_Text">
      <style:text-properties style:font-name="Liberation Sans" fo:language="en" fo:country="US" officeooo:rsid="005bb593" officeooo:paragraph-rsid="00765c3c"/>
    </style:style>
    <style:style style:name="P17" style:family="paragraph" style:parent-style-name="Preformatted_20_Text">
      <style:text-properties style:font-name="Liberation Sans" fo:language="en" fo:country="US" officeooo:rsid="005e1be3" officeooo:paragraph-rsid="00765c3c"/>
    </style:style>
    <style:style style:name="P18" style:family="paragraph" style:parent-style-name="Preformatted_20_Text">
      <style:text-properties style:font-name="Liberation Sans" fo:language="en" fo:country="US" officeooo:rsid="0085a48e" officeooo:paragraph-rsid="0085a48e"/>
    </style:style>
    <style:style style:name="P19" style:family="paragraph" style:parent-style-name="Preformatted_20_Text">
      <style:text-properties style:font-name="Liberation Sans" fo:language="en" fo:country="US" officeooo:rsid="005092b3" officeooo:paragraph-rsid="005092b3"/>
    </style:style>
    <style:style style:name="P20" style:family="paragraph" style:parent-style-name="Preformatted_20_Text">
      <style:text-properties style:font-name="Liberation Sans" fo:language="en" fo:country="US" officeooo:rsid="00ae8922" officeooo:paragraph-rsid="00ae8922"/>
    </style:style>
    <style:style style:name="P21" style:family="paragraph" style:parent-style-name="Preformatted_20_Text">
      <style:text-properties style:font-name="Liberation Sans" fo:language="en" fo:country="US" officeooo:rsid="00af6263" officeooo:paragraph-rsid="00af6263"/>
    </style:style>
    <style:style style:name="P22" style:family="paragraph" style:parent-style-name="Preformatted_20_Text">
      <style:text-properties style:font-name="Liberation Sans" fo:language="en" fo:country="US" officeooo:rsid="00bb9919" officeooo:paragraph-rsid="00bb9919"/>
    </style:style>
    <style:style style:name="P23" style:family="paragraph" style:parent-style-name="Preformatted_20_Text">
      <style:text-properties style:font-name="Liberation Sans" fo:language="en" fo:country="US" officeooo:rsid="00d2db3a" officeooo:paragraph-rsid="005092b3"/>
    </style:style>
    <style:style style:name="P24" style:family="paragraph" style:parent-style-name="Preformatted_20_Text">
      <style:text-properties style:font-name="Liberation Sans" fo:language="en" fo:country="US" officeooo:rsid="00d74db2" officeooo:paragraph-rsid="00d74db2"/>
    </style:style>
    <style:style style:name="P25" style:family="paragraph" style:parent-style-name="Preformatted_20_Text">
      <style:text-properties style:font-name="Liberation Sans" fo:language="en" fo:country="US" officeooo:rsid="00b938f9" officeooo:paragraph-rsid="00b938f9"/>
    </style:style>
    <style:style style:name="P26" style:family="paragraph" style:parent-style-name="Preformatted_20_Text">
      <style:text-properties style:font-name="Liberation Sans" fo:language="en" fo:country="US" officeooo:rsid="00e53dd6" officeooo:paragraph-rsid="00e53dd6"/>
    </style:style>
    <style:style style:name="P27" style:family="paragraph" style:parent-style-name="Preformatted_20_Text">
      <style:text-properties style:font-name="Liberation Sans" fo:language="en" fo:country="US" officeooo:rsid="0053ff0d" officeooo:paragraph-rsid="0053ff0d"/>
    </style:style>
    <style:style style:name="P28" style:family="paragraph" style:parent-style-name="Preformatted_20_Text">
      <style:text-properties style:font-name="Liberation Sans" fo:language="en" fo:country="US" officeooo:rsid="00f01f07" officeooo:paragraph-rsid="00fc010e"/>
    </style:style>
    <style:style style:name="P29" style:family="paragraph" style:parent-style-name="Preformatted_20_Text">
      <style:text-properties style:font-name="Liberation Sans" fo:language="en" fo:country="US" officeooo:rsid="000df9f2" officeooo:paragraph-rsid="000df9f2"/>
    </style:style>
    <style:style style:name="P30" style:family="paragraph" style:parent-style-name="Preformatted_20_Text">
      <style:text-properties style:font-name="Liberation Sans" fo:language="en" fo:country="US" officeooo:rsid="00f2c3bf" officeooo:paragraph-rsid="00f2c3bf"/>
    </style:style>
    <style:style style:name="P31" style:family="paragraph" style:parent-style-name="Preformatted_20_Text">
      <style:text-properties style:font-name="Liberation Sans" fo:language="en" fo:country="US" officeooo:rsid="01182b96" officeooo:paragraph-rsid="01182b96"/>
    </style:style>
    <style:style style:name="P32" style:family="paragraph" style:parent-style-name="Preformatted_20_Text">
      <style:text-properties style:font-name="Liberation Sans" fo:language="en" fo:country="US" officeooo:rsid="0128fd12" officeooo:paragraph-rsid="0128fd12"/>
    </style:style>
    <style:style style:name="T1" style:family="text">
      <style:text-properties officeooo:rsid="000a81a3"/>
    </style:style>
    <style:style style:name="T2" style:family="text">
      <style:text-properties officeooo:rsid="000b7987"/>
    </style:style>
    <style:style style:name="T3" style:family="text">
      <style:text-properties officeooo:rsid="001498a6"/>
    </style:style>
    <style:style style:name="T4" style:family="text">
      <style:text-properties officeooo:rsid="0014ae72"/>
    </style:style>
    <style:style style:name="T5" style:family="text">
      <style:text-properties officeooo:rsid="0017dff3"/>
    </style:style>
    <style:style style:name="T6" style:family="text">
      <style:text-properties officeooo:rsid="001a3050"/>
    </style:style>
    <style:style style:name="T7" style:family="text">
      <style:text-properties officeooo:rsid="001dfc70"/>
    </style:style>
    <style:style style:name="T8" style:family="text">
      <style:text-properties officeooo:rsid="001f6e35"/>
    </style:style>
    <style:style style:name="T9" style:family="text">
      <style:text-properties officeooo:rsid="002093ad"/>
    </style:style>
    <style:style style:name="T10" style:family="text">
      <style:text-properties officeooo:rsid="0033c834"/>
    </style:style>
    <style:style style:name="T11" style:family="text">
      <style:text-properties officeooo:rsid="00353f75"/>
    </style:style>
    <style:style style:name="T12" style:family="text">
      <style:text-properties officeooo:rsid="003be8af"/>
    </style:style>
    <style:style style:name="T13" style:family="text">
      <style:text-properties officeooo:rsid="00418b2f"/>
    </style:style>
    <style:style style:name="T14" style:family="text">
      <style:text-properties officeooo:rsid="005e1be3"/>
    </style:style>
    <style:style style:name="T15" style:family="text">
      <style:text-properties officeooo:rsid="00868fe7"/>
    </style:style>
    <style:style style:name="T16" style:family="text">
      <style:text-properties officeooo:rsid="00a9939b"/>
    </style:style>
    <style:style style:name="T17" style:family="text">
      <style:text-properties officeooo:rsid="00bcbf3f"/>
    </style:style>
    <style:style style:name="T18" style:family="text">
      <style:text-properties officeooo:rsid="00beb663"/>
    </style:style>
    <style:style style:name="T19" style:family="text">
      <style:text-properties officeooo:rsid="00c2a174"/>
    </style:style>
    <style:style style:name="T20" style:family="text">
      <style:text-properties officeooo:rsid="00c459e7"/>
    </style:style>
    <style:style style:name="T21" style:family="text">
      <style:text-properties officeooo:rsid="00c79876"/>
    </style:style>
    <style:style style:name="T22" style:family="text">
      <style:text-properties officeooo:rsid="00c8a06a"/>
    </style:style>
    <style:style style:name="T23" style:family="text">
      <style:text-properties officeooo:rsid="00d2db3a"/>
    </style:style>
    <style:style style:name="T24" style:family="text">
      <style:text-properties officeooo:rsid="00d83514"/>
    </style:style>
    <style:style style:name="T25" style:family="text">
      <style:text-properties officeooo:rsid="00e55827"/>
    </style:style>
    <style:style style:name="T26" style:family="text">
      <style:text-properties officeooo:rsid="00f12f9c"/>
    </style:style>
    <style:style style:name="T27" style:family="text">
      <style:text-properties officeooo:rsid="01196b9d"/>
    </style:style>
    <style:style style:name="T28" style:family="text">
      <style:text-properties officeooo:rsid="012aa0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2">Find a <text:span text:style-name="T23">visualization</text:span> <text:span text:style-name="T2">for the model of the YCM Project.</text:span></text:p>
      <text:p text:style-name="P3">Consists of Species, Reactions <text:span text:style-name="T3">and algebraic </text:span></text:p>
      <text:p text:style-name="P4">each has information connected to it that should be displayed on demand. <text:span text:style-name="T5">This </text:span></text:p>
      <text:p text:style-name="P2"/>
      <text:p text:style-name="P2"/>
      <text:p text:style-name="P5">Aspects:</text:p>
      <text:p text:style-name="P5">Layout<text:span text:style-name="T18">s</text:span>: <text:span text:style-name="T4">comparing different layouts, to cluster or not</text:span></text:p>
      <text:p text:style-name="P6">advantages of different layouts</text:p>
      <text:p text:style-name="P7"><text:span text:style-name="T21">A</text:span>s the purpose of the <text:span text:style-name="T23">visualization</text:span> is to explore the module allowing to change the layout could provide advantageous.</text:p>
      <text:p text:style-name="P8"/>
      <text:p text:style-name="P8"><text:span text:style-name="T7">Nodes</text:span> <text:span text:style-name="T6">and Edges</text:span></text:p>
      <text:p text:style-name="P9">The <text:span text:style-name="T8">nodes</text:span> and edges of a graph provide several ways to visually encode attributes of data. <text:span text:style-name="T9">This includes <text:s/>color and opacity as well as symbol choice and symbol size for nodes and stroke thickness and stroke pattern for edges. </text:span></text:p>
      <text:p text:style-name="P10">In case of dynamic <text:span text:style-name="T23">visualization</text:span> additional encoding options are gained through animation. For edges usually an animation is chosen which displays particles moving along the edges. Data attributes can than be encoded onto the symbol, <text:span text:style-name="T23">color</text:span>, opacity and size of the particle as well as the frequency, pattern and speed with which the particle moves along an edge.</text:p>
      <text:p text:style-name="P11"><text:span text:style-name="T11">Beyond encoding data attributes s</text:span>tudies have shown that the selection of pattern and animation of an edge also influences <text:span text:style-name="T10">how easily a graph can be read [Holten].</text:span></text:p>
      <text:p text:style-name="P8"/>
      <text:p text:style-name="P8">Edges: Edge types, Edge Compression</text:p>
      <text:p text:style-name="P12">One of the major obstacles in visualizing the model of the YCM Project is that <text:span text:style-name="T13">the nodes of </text:span>certain species, for example <text:s/>ADP, ATP and Pi, <text:span text:style-name="T12">have a high degree causing a high density of edges in their surroundings. This makes reading the graph in those surroundings difficult. Especially edge symbols providing edge direction tend to become unreadable as they overlap near the node.</text:span></text:p>
      <text:p text:style-name="P13">In the following section methods to reduce this problem will be discussed.</text:p>
      <text:p text:style-name="P13"/>
      <text:p text:style-name="P15">Replacing Edge Symbols</text:p>
      <text:p text:style-name="P16">As <text:span text:style-name="T14">the original intention for the visualization was to follow the SBGN standard 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or both connected node represents an algebraic species no symbol is used. </text:span></text:p>
      <text:p text:style-name="P17">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9">information</text:span> intended to be <text:span text:style-name="T19">encoded into the edge symbol </text:span>is lost. As nodes with high degrees usually also have more edge symbols overlapping this problem is more grave near them. <text:span text:style-name="T20">An exception to this would be a node with only outgoing edges as there would be no symbols to overlap.</text:span></text:p>
      <text:p text:style-name="P18">To <text:span text:style-name="T15">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at some places less severe. This also provides a basis for commonly used edge animation which could be used to encode additional data attributes or simply improve highlighting.[QUELLEN: see Holten]</text:span></text:p>
      <text:p text:style-name="P14"/>
      <text:p text:style-name="P19">Edge Compression</text:p>
      <text:p text:style-name="P27"><text:span text:style-name="T16">Another</text:span> way to improve the readability of the graph would be to reduce the number of edges. <text:span text:style-name="T22">Edge compression as discussed by Tim Dwyer, Nathalie Henry Riche, Kim Marriott and Christopher Mears [QUELLE: Edge Compression] could provide such a reduction. The general idea of edge compression is to cluster nodes with similar, ideally identically, edges together and have any shared edges replaced by one edge connected to the resulting cluster. Three types of edge compression are introduced in the paper: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text:span></text:p>
      <text:p text:style-name="P28">The <text:span text:style-name="T26">graph of the model provides difficult conditions for edge compression. First there are four different type of edges, though most edges belong to two of the four edge types. To conserve the information encoded into these edges, edges of different types must be looked at separately when considering to cluster nodes.</text:span></text:p>
      <text:p text:style-name="P28"><text:span text:style-name="T26">There are three types of nodes: species (circles), reactions (rectangles) and algebraic species (triangles). </text:span><text:soft-page-break/><text:span text:style-name="T26">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span></text:p>
      <text:p text:style-name="P31">In addition there is also already a meaningful clustering representing <text:span text:style-name="T27">subsections of the cell called compartments. This inhibits edge compression as nodes inside different compartments cannot be clustered together. Furthermore introducing additional clusters through edge compression might cause confusion between them and compartments.</text:span></text:p>
      <text:p text:style-name="P32">Lastly <text:span text:style-name="T28">there is the risk of such clusters to be misinterpreted as cliques as it happened to one participant in the experiments of the paper.</text:span></text:p>
      <text:p text:style-name="P24">Analyzing the model for it’s compatibility with edge compression leads <text:span text:style-name="T24">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ext:span></text:p>
      <text:p text:style-name="P20">Not entirely intuitive</text:p>
      <text:p text:style-name="P19"/>
      <text:p text:style-name="P25">Edge Merging!!!</text:p>
      <text:p text:style-name="P26">might cause misunderstanding <text:span text:style-name="T25">that merged edges do something together</text:span></text:p>
      <text:p text:style-name="P19"/>
      <text:p text:style-name="P22"><text:span text:style-name="T17">Hiding and </text:span>Removing Nodes</text:p>
      <text:p text:style-name="P19"/>
      <text:p text:style-name="P23">Color</text:p>
      <text:p text:style-name="P21">kelly colors</text:p>
      <text:p text:style-name="P21">improve color assignment</text:p>
      <text:p text:style-name="P8"/>
      <text:p text:style-name="P29">Functions: Pan&amp;Zoom, Neighbor Highlighting, Information Display, Search</text:p>
      <text:p text:style-name="P29"/>
      <text:p text:style-name="P30">Prototy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1T10:53:34.597550230</dc:date>
    <meta:editing-duration>PT9H42M9S</meta:editing-duration>
    <meta:editing-cycles>251</meta:editing-cycles>
    <meta:generator>LibreOffice/6.0.3.2$Linux_X86_64 LibreOffice_project/00m0$Build-2</meta:generator>
    <meta:document-statistic meta:table-count="0" meta:image-count="0" meta:object-count="0" meta:page-count="2" meta:paragraph-count="35" meta:word-count="1028" meta:character-count="6383" meta:non-whitespace-character-count="5382"/>
  </office:meta>
</office:document-meta>
</file>